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0000000EC000000EC9584140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425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0.81cm" fo:break-before="auto" style:use-optimal-row-height="true"/>
    </style:style>
    <style:style style:name="ro22" style:family="table-row">
      <style:table-row-properties style:row-height="1.236cm" fo:break-before="auto" style:use-optimal-row-height="true"/>
    </style:style>
    <style:style style:name="ro23" style:family="table-row">
      <style:table-row-properties style:row-height="1.6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language="fr" fo:country="F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none"/>
      <style:text-properties fo:language="fr" fo:country="FR"/>
    </style:style>
    <style:style style:name="ce11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94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122AF106.png" xlink:type="simple" xlink:show="embed" xlink:actuate="onLoad" draw:mime-type="image/png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8" table:default-cell-style-name="ce2"/>
        <table:table-row table:style-name="ro1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Default"/>
          <table:table-cell table:style-name="ce11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1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4">
          <table:covered-table-cell table:style-name="Default"/>
          <table:table-cell table:style-name="ce12" office:value-type="string" calcext:value-type="string" table:number-columns-spanned="6" table:number-rows-spanned="1">
            <text:p>Torsten Testkauf GmbH</text:p>
          </table:table-cell>
          <table:covered-table-cell table:style-name="ce12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36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4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3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3"/>
          <table:table-cell table:style-name="Default" table:number-columns-repeated="2"/>
          <table:table-cell table:style-name="ce26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08-05" calcext:value-type="date" table:number-columns-spanned="2" table:number-rows-spanned="1">
            <text:p>05.08.2025</text:p>
          </table:table-cell>
          <table:covered-table-cell table:style-name="ce157"/>
          <table:table-cell table:number-columns-repeated="48"/>
        </table:table-row>
        <table:table-row table:style-name="ro5">
          <table:covered-table-cell table:style-name="ce3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3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4" office:value-type="string" calcext:value-type="string" table:number-columns-spanned="3" table:number-rows-spanned="1">
            <text:p>Bestellreferenz :</text:p>
          </table:table-cell>
          <table:covered-table-cell table:style-name="ce4"/>
          <table:covered-table-cell table:style-name="Default"/>
          <table:table-cell table:style-name="ce14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4" office:value-type="string" calcext:value-type="string" table:number-columns-spanned="3" table:number-rows-spanned="1">
            <text:p>Liefer- und Leistungsdatum:</text:p>
          </table:table-cell>
          <table:covered-table-cell table:style-name="ce14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36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5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5"/>
          <table:covered-table-cell table:number-columns-repeated="5" table:style-name="Default"/>
          <table:covered-table-cell table:style-name="ce36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5">
          <table:covered-table-cell table:style-name="ce4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Positionsdaten</text:p>
          </table:table-cell>
          <table:covered-table-cell table:style-name="ce5"/>
          <table:covered-table-cell table:number-columns-repeated="3" table:style-name="Default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7" office:value-type="string" calcext:value-type="string">
            <text:p>Pos</text:p>
          </table:table-cell>
          <table:table-cell table:style-name="ce17" office:value-type="string" calcext:value-type="string" table:number-columns-spanned="2" table:number-rows-spanned="1">
            <text:p>Name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7" office:value-type="string" calcext:value-type="string">
            <text:p>Menge</text:p>
          </table:table-cell>
          <table:table-cell table:style-name="ce17" office:value-type="string" calcext:value-type="string">
            <text:p>Einheit</text:p>
          </table:table-cell>
          <table:table-cell table:style-name="ce55" office:value-type="string" calcext:value-type="string">
            <text:p>Steuersatz (%)</text:p>
          </table:table-cell>
          <table:table-cell table:style-name="ce17" office:value-type="string" calcext:value-type="string">
            <text:p>Nettobetrag</text:p>
          </table:table-cell>
          <table:table-cell table:style-name="ce17" office:value-type="string" calcext:value-type="string" table:number-columns-spanned="2" table:number-rows-spanned="1">
            <text:p>Bemerkung</text:p>
          </table:table-cell>
          <table:covered-table-cell table:style-name="ce17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51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4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51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51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4">
          <table:covered-table-cell table:style-name="ce6"/>
          <table:table-cell table:style-name="ce19" table:number-columns-spanned="11" table:number-rows-spanned="1"/>
          <table:covered-table-cell table:number-columns-repeated="3" table:style-name="ce19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Umsatzsteueraufschlüsselung</text:p>
          </table:table-cell>
          <table:covered-table-cell table:style-name="ce5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7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55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55" office:value-type="string" calcext:value-type="string">
            <text:p>Steuersatz %</text:p>
          </table:table-cell>
          <table:table-cell table:style-name="ce55" office:value-type="string" calcext:value-type="string" table:number-columns-spanned="2" table:number-rows-spanned="1">
            <text:p>Steuerbetrag</text:p>
          </table:table-cell>
          <table:covered-table-cell table:style-name="ce17"/>
          <table:table-cell table:style-name="ce55" office:value-type="string" calcext:value-type="string" table:number-columns-spanned="2" table:number-rows-spanned="1">
            <text:p>Begründungscode bei Steuerbefreiung</text:p>
          </table:table-cell>
          <table:covered-table-cell table:style-name="ce17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51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51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51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20" office:value-type="string" calcext:value-type="string" table:number-columns-spanned="11" table:number-rows-spanned="1">
            <text:p>Belegsummen</text:p>
          </table:table-cell>
          <table:covered-table-cell table:style-name="ce20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9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19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8" office:value-type="string" calcext:value-type="string" table:number-columns-spanned="3" table:number-rows-spanned="1">
            <text:p>Zu Zahlen bis zum:</text:p>
          </table:table-cell>
          <table:covered-table-cell table:style-name="ce8"/>
          <table:covered-table-cell table:style-name="Default"/>
          <table:table-cell table:style-name="ce72" office:value-type="date" office:date-value="2025-08-27" calcext:value-type="date" table:number-columns-spanned="4" table:number-rows-spanned="1">
            <text:p>27.08.25</text:p>
          </table:table-cell>
          <table:covered-table-cell table:style-name="ce8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5">
          <table:covered-table-cell table:style-name="ce8"/>
          <table:table-cell table:style-name="ce21" table:number-columns-spanned="11" table:number-rows-spanned="1"/>
          <table:covered-table-cell table:number-columns-repeated="2" table:style-name="ce21"/>
          <table:covered-table-cell table:style-name="ce74"/>
          <table:covered-table-cell table:style-name="ce21"/>
          <table:covered-table-cell table:style-name="Default"/>
          <table:covered-table-cell table:number-columns-repeated="2" table:style-name="ce21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2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2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9"/>
            <table:table-cell table:style-name="ce23" table:number-columns-spanned="11" table:number-rows-spanned="1"/>
            <table:covered-table-cell table:number-columns-repeated="5" table:style-name="ce23"/>
            <table:covered-table-cell table:number-columns-repeated="5" table:style-name="ce104"/>
            <table:table-cell table:number-columns-repeated="48"/>
          </table:table-row>
          <table:table-row table:style-name="ro4">
            <table:covered-table-cell table:style-name="Default"/>
            <table:table-cell table:style-name="ce12" office:value-type="string" calcext:value-type="string" table:number-columns-spanned="2" table:number-rows-spanned="1">
              <text:p>Bankverbindung: </text:p>
            </table:table-cell>
            <table:covered-table-cell table:style-name="ce12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02cm" svg:y="0.12cm">
                <draw:image xlink:href="Pictures/10000000000000EC000000EC9584140A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6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4">
            <table:covered-table-cell table:style-name="Default"/>
            <table:table-cell table:style-name="ce24" office:value-type="string" calcext:value-type="string" table:number-columns-spanned="2" table:number-rows-spanned="1">
              <text:p>Ust-IdNr:</text:p>
            </table:table-cell>
            <table:covered-table-cell table:style-name="ce24"/>
            <table:table-cell table:style-name="ce36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9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5.821cm" svg:y="38.316cm" draw:control="control2"/>
        </table:shapes>
        <table:table-column table:style-name="co14" table:default-cell-style-name="ce58"/>
        <table:table-column table:style-name="co15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08-05" calcext:value-type="date">
            <text:p>05.08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COM.MICROSOFT.TEXTJOIN(&quot;: &quot;;0;[$Rechnung.J14];[$Rechnung.K14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08-27" calcext:value-type="date">
            <text:p>27.08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7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9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0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Netto-Gesamtsumme</text:p>
          </table:table-cell>
          <table:table-cell table:style-name="ce220" table:formula="of:=[$Rechnung.J39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21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40])" office:value-type="float" office:value="347" calcext:value-type="float">
            <text:p>347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[$Rechnung.J41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[$Rechnung.J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[$Rechnung.J43]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6">
          <table:table-cell office:value-type="string" calcext:value-type="string">
            <text:p>Zahlbetrag</text:p>
          </table:table-cell>
          <table:table-cell table:style-name="ce220" table:formula="of:=[$Rechnung.J44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2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8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LEFT(RIGHT([$Rechnung.C33];3);2))" office:value-type="float" office:value="19" calcext:value-type="float">
            <text:p>19</text:p>
          </table:table-cell>
          <table:table-cell table:style-name="ce246" table:formula="of:=[$Rechnung.I33]" office:value-type="float" office:value="60.8" calcext:value-type="float">
            <text:p>60,80</text:p>
          </table:table-cell>
          <table:table-cell table:style-name="ce270" table:formula="of:=[$Rechnung.J26]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LEFT(RIGHT([$Rechnung.C34];3);2))" office:value-type="float" office:value="7" calcext:value-type="float">
            <text:p>7</text:p>
          </table:table-cell>
          <table:table-cell table:style-name="ce247" table:formula="of:=[$Rechnung.I34]" office:value-type="float" office:value="1.05" calcext:value-type="float">
            <text:p>1,05</text:p>
          </table:table-cell>
          <table:table-cell table:style-name="ce247" table:formula="of:=[$Rechnung.J27]" office:value-type="float" office:value="15" calcext:value-type="float">
            <text:p>15,00</text:p>
          </table:table-cell>
          <table:table-cell table:style-name="ce251" table:formula="of:=T([$Rechnung.K34])">
            <text:p/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52" table:formula="of:=VALUE(LEFT(RIGHT([$Rechnung.C35];3);2))" office:value-type="float" office:value="0" calcext:value-type="float">
            <text:p>0</text:p>
          </table:table-cell>
          <table:table-cell table:style-name="ce267" table:formula="of:=[$Rechnung.I35]" office:value-type="float" office:value="0" calcext:value-type="float">
            <text:p>0,00</text:p>
          </table:table-cell>
          <table:table-cell table:style-name="ce267" table:formula="of:=[$Rechnung.J28]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7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3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[$Rechnung.E26]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94" table:formula="of:=VALUE(RIGHT(LEFT([$Rechnung.I26];LEN([$Rechnung.I26])-1);LEN([$Rechnung.I26])-4))" office:value-type="float" office:value="19" calcext:value-type="float">
            <text:p>19,00</text:p>
          </table:table-cell>
          <table:table-cell table:style-name="ce248" table:formula="of:=[$Rechnung.J26]" office:value-type="currency" office:currency="EUR" office:value="320" calcext:value-type="currency">
            <text:p>320,00 €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[$Rechnung.E27]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94" table:formula="of:=VALUE(RIGHT(LEFT([$Rechnung.I27];LEN([$Rechnung.I27])-1);LEN([$Rechnung.I27])-4))" office:value-type="float" office:value="7" calcext:value-type="float">
            <text:p>7,00</text:p>
          </table:table-cell>
          <table:table-cell table:style-name="ce261" table:formula="of:=[$Rechnung.J27]" office:value-type="currency" office:currency="EUR" office:value="15" calcext:value-type="currency">
            <text:p>15,00 €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[$Rechnung.E28]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94" table:formula="of:=VALUE(RIGHT(LEFT([$Rechnung.I28];LEN([$Rechnung.I28])-1);LEN([$Rechnung.I28])-4))" office:value-type="float" office:value="0" calcext:value-type="float">
            <text:p>0,00</text:p>
          </table:table-cell>
          <table:table-cell table:style-name="ce261" table:formula="of:=[$Rechnung.J28]" office:value-type="currency" office:currency="EUR" office:value="12" calcext:value-type="currency">
            <text:p>12,00 €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4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.00.0000</text:date>, <text:time style:data-style-name="N2" text:time-value="19:36:40.66766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8-05T19:49:05.313031200</dc:date>
    <meta:editing-duration>P1DT4H49M37S</meta:editing-duration>
    <meta:editing-cycles>287</meta:editing-cycles>
    <meta:generator>LibreOffice/25.2.4.3$Windows_X86_64 LibreOffice_project/33e196637044ead23f5c3226cde09b47731f7e27</meta:generator>
    <meta:document-statistic meta:table-count="3" meta:cell-count="897" meta:object-count="3"/>
  </office:meta>
</office:document-meta>
</file>